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style:line-height-at-least="0.25in" fo:text-align="start" style:justify-single-word="false" style:text-autospace="none"/>
      <style:text-properties fo:color="#4b4b4b" style:font-name="LucidaGrande" fo:font-size="11pt" style:font-name-asian="LucidaGrande" style:font-size-asian="11pt" style:font-name-complex="LucidaGrande" style:font-size-complex="11pt"/>
    </style:style>
    <style:style style:name="P2" style:family="paragraph" style:parent-style-name="Standard">
      <style:paragraph-properties fo:margin-top="0in" fo:margin-bottom="0.1945in" style:line-height-at-least="0.1945in" fo:text-align="start" style:justify-single-word="false" style:text-autospace="none"/>
      <style:text-properties fo:color="#4b4b4b" style:font-name="LucidaGrande" fo:font-size="15pt" style:text-underline-style="none" fo:font-weight="normal" style:font-name-asian="LucidaGrande" style:font-size-asian="15pt" style:font-weight-asian="normal" style:font-name-complex="LucidaGrande" style:font-size-complex="15pt" style:font-weight-complex="normal"/>
    </style:style>
    <style:style style:name="P3" style:family="paragraph" style:parent-style-name="Standard">
      <style:paragraph-properties fo:margin-left="0.5in" fo:margin-right="0in" style:line-height-at-least="0.1528in" fo:text-align="start" style:justify-single-word="false" fo:text-indent="-0.5in" style:auto-text-indent="false" style:text-autospace="none">
        <style:tab-stops>
          <style:tab-stop style:position="-0.3472in"/>
          <style:tab-stop style:position="0in"/>
        </style:tab-stops>
      </style:paragraph-properties>
      <style:text-properties fo:color="#4b4b4b" style:font-name="LucidaGrande" fo:font-size="15pt" style:text-underline-style="none" fo:font-weight="normal" style:font-name-asian="LucidaGrande" style:font-size-asian="15pt" style:font-weight-asian="normal" style:font-name-complex="LucidaGrande" style:font-size-complex="15pt" style:font-weight-complex="normal"/>
    </style:style>
    <style:style style:name="P4" style:family="paragraph" style:parent-style-name="Standard">
      <style:paragraph-properties style:line-height-at-least="0.278in" style:text-autospace="none"/>
      <style:text-properties fo:font-size="15pt" style:font-size-asian="15pt" style:font-size-complex="15pt"/>
    </style:style>
    <style:style style:name="P5" style:family="paragraph" style:parent-style-name="Standard" style:list-style-name="">
      <style:paragraph-properties style:line-height-at-least="0.1528in" fo:text-align="start" style:justify-single-word="false" style:text-autospace="none"/>
      <style:text-properties fo:color="#4b4b4b" style:font-name="LucidaGrande" fo:font-size="11pt" fo:font-weight="bold" style:font-name-asian="LucidaGrande" style:font-size-asian="11pt" style:font-weight-asian="bold" style:font-name-complex="LucidaGrande" style:font-size-complex="11pt" style:font-weight-complex="bold"/>
    </style:style>
    <style:style style:name="P6" style:family="paragraph" style:parent-style-name="Standard">
      <style:paragraph-properties style:line-height-at-least="0.278in" style:text-autospace="none"/>
      <style:text-properties fo:color="#4b4b4b" style:font-name="LucidaGrande" fo:font-size="11pt" fo:font-weight="bold" style:font-name-asian="LucidaGrande" style:font-size-asian="11pt" style:font-weight-asian="bold" style:font-name-complex="LucidaGrande" style:font-size-complex="11pt" style:font-weight-complex="bold"/>
    </style:style>
    <style:style style:name="P7" style:family="paragraph" style:parent-style-name="Standard" style:list-style-name="">
      <style:paragraph-properties style:line-height-at-least="0.25in" fo:text-align="start" style:justify-single-word="false" style:text-autospace="none"/>
      <style:text-properties fo:color="#4b4b4b" style:font-name="LucidaGrande" fo:font-size="11pt" fo:font-weight="normal" style:font-name-asian="LucidaGrande" style:font-size-asian="11pt" style:font-weight-asian="normal" style:font-name-complex="LucidaGrande" style:font-size-complex="11pt" style:font-weight-complex="normal"/>
    </style:style>
    <style:style style:name="P8" style:family="paragraph" style:parent-style-name="Standard" style:list-style-name="">
      <style:paragraph-properties style:line-height-at-least="0.25in" fo:text-align="start" style:justify-single-word="false" style:text-autospace="none"/>
      <style:text-properties fo:color="#4b4b4b" style:font-name="LucidaGrande" fo:font-size="11pt" style:text-underline-style="none" fo:font-weight="normal" style:font-name-asian="LucidaGrande" style:font-size-asian="11pt" style:font-weight-asian="normal" style:font-name-complex="LucidaGrande" style:font-size-complex="11pt" style:font-weight-complex="normal"/>
    </style:style>
    <style:style style:name="P9" style:family="paragraph" style:parent-style-name="Standard" style:list-style-name="">
      <style:paragraph-properties style:line-height-at-least="0.1528in" fo:text-align="start" style:justify-single-word="false" style:text-autospace="none"/>
      <style:text-properties fo:color="#4b4b4b" style:font-name="LucidaGrande" fo:font-size="11pt" style:text-underline-style="none" fo:font-weight="bold" style:font-name-asian="LucidaGrande" style:font-size-asian="11pt" style:font-weight-asian="bold" style:font-name-complex="LucidaGrande" style:font-size-complex="11pt" style:font-weight-complex="bold"/>
    </style:style>
    <style:style style:name="P10" style:family="paragraph" style:parent-style-name="Standard" style:list-style-name="">
      <style:paragraph-properties style:line-height-at-least="0.25in" fo:text-align="start" style:justify-single-word="false" style:text-autospace="none"/>
    </style:style>
    <style:style style:name="P11" style:family="paragraph" style:parent-style-name="Standard">
      <style:paragraph-properties style:line-height-at-least="0.278in" style:text-autospace="none"/>
      <style:text-properties fo:color="#666a2e" style:font-name="LucidaGrande" fo:font-size="20pt" fo:font-weight="bold" style:font-name-asian="LucidaGrande" style:font-size-asian="20pt" style:font-weight-asian="bold" style:font-name-complex="LucidaGrande" style:font-size-complex="20pt" style:font-weight-complex="bold"/>
    </style:style>
    <style:style style:name="P12" style:family="paragraph" style:parent-style-name="Standard" style:list-style-name="L1">
      <style:paragraph-properties fo:margin-top="0in" fo:margin-bottom="0.1945in" style:line-height-at-least="0.1945in" fo:text-align="start" style:justify-single-word="false" style:text-autospace="none"/>
      <style:text-properties fo:color="#4b4b4b" style:font-name="LucidaGrande" fo:font-size="15pt" style:text-underline-style="none" fo:font-weight="normal" style:font-name-asian="LucidaGrande" style:font-size-asian="15pt" style:font-weight-asian="normal" style:font-name-complex="LucidaGrande" style:font-size-complex="15pt" style:font-weight-complex="normal"/>
    </style:style>
    <style:style style:name="P13" style:family="paragraph" style:parent-style-name="Standard" style:list-style-name="L2">
      <style:paragraph-properties fo:margin-top="0in" fo:margin-bottom="0.1945in" style:line-height-at-least="0.1945in" fo:text-align="start" style:justify-single-word="false" style:text-autospace="none"/>
      <style:text-properties fo:color="#4b4b4b" style:font-name="LucidaGrande" fo:font-size="15pt" style:text-underline-style="none" fo:font-weight="normal" style:font-name-asian="LucidaGrande" style:font-size-asian="15pt" style:font-weight-asian="normal" style:font-name-complex="LucidaGrande" style:font-size-complex="15pt" style:font-weight-complex="normal"/>
    </style:style>
    <style:style style:name="P14" style:family="paragraph" style:parent-style-name="Standard" style:list-style-name="L3">
      <style:paragraph-properties fo:margin-top="0in" fo:margin-bottom="0.1945in" style:line-height-at-least="0.1945in" fo:text-align="start" style:justify-single-word="false" style:text-autospace="none"/>
      <style:text-properties fo:color="#4b4b4b" style:font-name="LucidaGrande" fo:font-size="15pt" style:text-underline-style="none" fo:font-weight="normal" style:font-name-asian="LucidaGrande" style:font-size-asian="15pt" style:font-weight-asian="normal" style:font-name-complex="LucidaGrande" style:font-size-complex="15pt" style:font-weight-complex="normal"/>
    </style:style>
    <style:style style:name="P15" style:family="paragraph" style:parent-style-name="Standard" style:list-style-name="L3">
      <style:paragraph-properties fo:margin-top="0in" fo:margin-bottom="0.1945in" style:line-height-at-least="0.1945in" fo:text-align="start" style:justify-single-word="false" style:text-autospace="none"/>
      <style:text-properties fo:color="#4b4b4b" style:font-name="LucidaGrande" fo:font-size="15pt" style:text-underline-style="none" fo:font-weight="bold" style:font-name-asian="LucidaGrande" style:font-size-asian="15pt" style:font-weight-asian="bold" style:font-name-complex="LucidaGrande" style:font-size-complex="15pt" style:font-weight-complex="bold"/>
    </style:style>
    <style:style style:name="P16" style:family="paragraph" style:parent-style-name="Standard" style:list-style-name="">
      <style:paragraph-properties fo:margin-top="0in" fo:margin-bottom="0.1945in" style:line-height-at-least="0.1945in" fo:text-align="start" style:justify-single-word="false" style:text-autospace="none"/>
      <style:text-properties fo:color="#4b4b4b" style:font-name="LucidaGrande" fo:font-size="11pt" style:text-underline-style="none" fo:font-weight="normal" style:font-name-asian="LucidaGrande" style:font-size-asian="11pt" style:font-weight-asian="normal" style:font-name-complex="LucidaGrande" style:font-size-complex="11pt" style:font-weight-complex="normal"/>
    </style:style>
    <style:style style:name="P17" style:family="paragraph" style:parent-style-name="Standard" style:list-style-name="">
      <style:paragraph-properties fo:margin-top="0in" fo:margin-bottom="0.1945in" style:line-height-at-least="0.1945in" fo:text-align="start" style:justify-single-word="false" style:text-autospace="none"/>
      <style:text-properties fo:color="#4b4b4b" style:font-name="LucidaGrande" fo:font-size="11pt" style:text-underline-style="none" fo:font-weight="bold" style:font-name-asian="LucidaGrande" style:font-size-asian="11pt" style:font-weight-asian="bold" style:font-name-complex="LucidaGrande" style:font-size-complex="11pt" style:font-weight-complex="bold"/>
    </style:style>
    <style:style style:name="P18" style:family="paragraph" style:parent-style-name="Standard">
      <style:paragraph-properties fo:margin-left="0.5854in" fo:margin-right="0in" style:line-height-at-least="0.25in" fo:text-align="start" style:justify-single-word="false" fo:text-indent="0in" style:auto-text-indent="false" style:text-autospace="none"/>
      <style:text-properties fo:color="#4b4b4b" style:font-name="LucidaGrande" fo:font-size="13pt" style:text-underline-style="none" fo:font-weight="normal" style:font-name-asian="LucidaGrande" style:font-size-asian="13pt" style:font-weight-asian="normal" style:font-name-complex="LucidaGrande" style:font-size-complex="13pt" style:font-weight-complex="normal"/>
    </style:style>
    <style:style style:name="P19" style:family="paragraph" style:parent-style-name="Standard">
      <style:paragraph-properties fo:margin-left="0.5in" fo:margin-right="0in" style:line-height-at-least="0.1528in" fo:text-align="start" style:justify-single-word="false" fo:text-indent="-0.5in" style:auto-text-indent="false" style:text-autospace="none">
        <style:tab-stops>
          <style:tab-stop style:position="-0.3472in"/>
          <style:tab-stop style:position="0in"/>
        </style:tab-stops>
      </style:paragraph-properties>
      <style:text-properties fo:color="#4b4b4b" style:font-name="LucidaGrande" fo:font-size="11pt" style:text-underline-style="none" fo:font-weight="normal" style:font-name-asian="LucidaGrande" style:font-size-asian="11pt" style:font-weight-asian="normal" style:font-name-complex="LucidaGrande" style:font-size-complex="11pt" style:font-weight-complex="normal"/>
    </style:style>
    <style:style style:name="T1" style:family="text">
      <style:text-properties fo:color="#4b4b4b" style:font-name="LucidaGrande" fo:font-size="11pt" fo:font-weight="normal" style:font-name-asian="LucidaGrande" style:font-size-asian="11pt" style:font-weight-asian="normal" style:font-name-complex="LucidaGrande" style:font-size-complex="11pt" style:font-weight-complex="normal"/>
    </style:style>
    <style:style style:name="T2" style:family="text">
      <style:text-properties fo:color="#4b4b4b" style:font-name="LucidaGrande" fo:font-size="11pt" style:text-underline-style="solid" style:text-underline-width="auto" style:text-underline-color="font-color" fo:font-weight="normal" style:font-name-asian="LucidaGrande" style:font-size-asian="11pt" style:font-weight-asian="normal" style:font-name-complex="LucidaGrande" style:font-size-complex="11pt" style:font-weight-complex="normal"/>
    </style:style>
    <style:style style:name="T3" style:family="text">
      <style:text-properties fo:color="#4b4b4b" style:font-name="LucidaGrande" fo:font-size="11pt" style:text-underline-style="none" fo:font-weight="normal" style:font-name-asian="LucidaGrande" style:font-size-asian="11pt" style:font-weight-asian="normal" style:font-name-complex="LucidaGrande" style:font-size-complex="11pt" style:font-weight-complex="normal"/>
    </style:style>
    <style:style style:name="T4" style:family="text">
      <style:text-properties fo:color="#c28b00" style:font-name="LucidaGrande" fo:font-size="11pt" fo:font-weight="normal" style:font-name-asian="LucidaGrande" style:font-size-asian="11pt" style:font-weight-asian="normal" style:font-name-complex="LucidaGrande" style:font-size-complex="11pt" style:font-weight-complex="normal"/>
    </style:style>
    <style:style style:name="T5" style:family="text">
      <style:text-properties fo:color="#c28b00" style:font-name="LucidaGrande" fo:font-size="11pt" style:text-underline-style="none" fo:font-weight="normal" style:font-name-asian="LucidaGrande" style:font-size-asian="11pt" style:font-weight-asian="normal" style:font-name-complex="LucidaGrande" style:font-size-complex="11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Chocolate Tart with Salted Caramel and Spiced Chantilly Cream</text:p>
      <text:p text:style-name="P6">Ingredients</text:p>
      <text:p text:style-name="P6">Tart Crust:</text:p>
      <text:p text:style-name="P7">2 cups flour</text:p>
      <text:p text:style-name="P7">1/2 cup sugar</text:p>
      <text:p text:style-name="P7">1/4 teaspoon salt</text:p>
      <text:p text:style-name="P7">3/4 cup (1 1/2 sticks) cold unsalted butter, cut into pieces</text:p>
      <text:p text:style-name="P7">1 egg yolk</text:p>
      <text:p text:style-name="P10"><text:span text:style-name="T1">1 teaspoon </text:span><text:a xlink:type="simple" xlink:href="http://www.mccormick.com/Products/Extracts-and-Food-Colors/Extracts/Pure-Vanilla-Extract.aspx"><text:span text:style-name="T4">Pure Vanilla Extract</text:span></text:a></text:p>
      <text:p text:style-name="P7"/>
      <text:p text:style-name="P5">Salted Caramel:</text:p>
      <text:p text:style-name="P7">1 cup sugar</text:p>
      <text:p text:style-name="P7">1/4 cup water</text:p>
      <text:p text:style-name="P7">1/2 cup heavy cream</text:p>
      <text:p text:style-name="P10"><text:span text:style-name="T1">1/8 teaspoon </text:span><text:a xlink:type="simple" xlink:href="http://www.mccormickgourmet.com/Products/Spices/Sicilian-Sea-Salt.aspx"><text:span text:style-name="T4">Sicilian Sea Salt</text:span></text:a></text:p>
      <text:p text:style-name="P7"/>
      <text:p text:style-name="P5">Chocolate Ganache:</text:p>
      <text:p text:style-name="P7">1 cup heavy cream</text:p>
      <text:p text:style-name="P7">1/2 cup Ovaltine® Chocolate Malt</text:p>
      <text:p text:style-name="P10"><text:span text:style-name="T1">8 ounces semi-sweet </text:span><text:span text:style-name="T2">or</text:span><text:span text:style-name="T3"> bittersweet baking chocolate, chopped</text:span></text:p>
      <text:p text:style-name="P8"/>
      <text:p text:style-name="P9">Spiced Chantilly Cream:</text:p>
      <text:p text:style-name="P8">1 cup heavy cream</text:p>
      <text:p text:style-name="P8">2 tablespoons sugar</text:p>
      <text:p text:style-name="P10"><text:span text:style-name="T3">1/2 teaspoon </text:span><text:a xlink:type="simple" xlink:href="http://www.mccormickgourmet.com/Products/Spices/Cinnamon-Saigon.aspx"><text:span text:style-name="T5">Cinnamon, Saigon</text:span></text:a></text:p>
      <text:p text:style-name="P10"><text:span text:style-name="T5"/></text:p>
      <text:p text:style-name="P17">Directions</text:p>
      <text:p text:style-name="P16">1. For the Tart Crust, place flour, sugar and salt in bowl of food processor; cover. Pulse to combine. Add butter; process until mixture resembles coarse crumbs. Add egg yolk and vanilla; process until dough begins to form a ball. (If needed, add 1 to 2 tablespoons cold water.) Divide dough in half. Wrap each half in plastic wrap, pressing to form a disk. Refrigerate at least 1 hour.</text:p>
      <text:p text:style-name="P16">2. Cut each disk into 4 equal pieces. Roll each piece on lightly floured surface into a 6-inch circle, 1/8-inch thick. Press into 4-inch tart pan with removable bottom. Trim excess dough from top. Repeat with remaining pieces of dough to form a total of 8 tart shells. Freeze 30 minutes.</text:p>
      <text:p text:style-name="P16"><text:soft-page-break/>3. Preheat oven to 350°F. Place tart pans on large baking sheet. Bake 20 to 22 minutes or until lightly browned. Cool tart shells in pans on wire rack. Carefully remove tart shells from pans. (Can be made 1 day ahead. Place tart shells on baking sheet. Cover with plastic wrap. Store at room temperature.)</text:p>
      <text:p text:style-name="P16">4. For the Salted Caramel, mix sugar and water in medium saucepan. Bring to boil on medium-high heat. Continue boiling 5 to 6 minutes or until golden brown, swirling pan occasionally for even cooking. Remove from heat. Add cream, 1/3 at a time, whisking until well mixed after each addition. Add sea salt; whisk until dissolved. Divide caramel among tart shells. Let stand 20 minutes or until caramel is firm.</text:p>
      <text:p text:style-name="P16">5. For the Chocolate Ganache, bring cream just to boil in medium saucepan on medium heat. Remove from heat. Add Ovaltine; whisk until dissolved. Add chocolate; stir until chocolate is dissolved and mixture is smooth. Spoon ganache over caramel in tart shells. Refrigerate 1 hour or until ganache is firm.</text:p>
      <text:p text:style-name="P16">6. For the Chantilly Cream, beat cream and sugar in large bowl with electric mixer on high speed until soft peaks form. Add cinnamon; beat until stiff peaks form.</text:p>
      <text:p text:style-name="P16">7. To serve, place a tart on a plate. Sprinkle with additional sea salt, if desired. Top tart a dollop of Chantilly Cream. Sprinkle with additional cinnamon, if desired.</text:p>
      <text:p text:style-name="P17">Test Kitchen Tips:</text:p>
      <text:p text:style-name="P19">Tart dough can be prepared 1 day ahead. Store dough in refrigerator. Let stand at room temperature 10 minutes before rolling into tart shells.</text:p>
      <text:p text:style-name="P19">Chocolate tart can be prepare 1 day ahead. Refrigerate prepared tart, uncovered, until ganache is firm. Cover with plastic wrap and refrigerate until ready to serve.</text:p>
      <text:p text:style-name="P16">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1">
        <style:list-level-properties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1">
        <style:list-level-properties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Houk</meta:initial-creator>
    <meta:creation-date>2012-07-17T17:48:59</meta:creation-date>
    <dc:date>2012-11-15T08:28:45</dc:date>
    <dc:creator>Robert Houk</dc:creator>
    <meta:editing-duration>PT00H20M30S</meta:editing-duration>
    <meta:editing-cycles>2</meta:editing-cycles>
    <meta:generator>OpenOffice.org/3.2$Unix OpenOffice.org_project/320m18$Build-9502</meta:generator>
    <meta:document-statistic meta:table-count="0" meta:image-count="0" meta:object-count="0" meta:page-count="2" meta:paragraph-count="34" meta:word-count="497" meta:character-count="2887"/>
  </office:meta>
</office:document-meta>
</file>